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a4476" officeooo:paragraph-rsid="001a4476"/>
    </style:style>
    <style:style style:name="P2" style:family="paragraph" style:parent-style-name="Text_20_body">
      <style:text-properties officeooo:rsid="001aedf9" officeooo:paragraph-rsid="001aedf9"/>
    </style:style>
    <style:style style:name="P3" style:family="paragraph" style:parent-style-name="Text_20_body">
      <style:text-properties officeooo:rsid="001b5e7b" officeooo:paragraph-rsid="001b5e7b"/>
    </style:style>
    <style:style style:name="T1" style:family="text">
      <style:text-properties officeooo:rsid="001a44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1<text:span text:style-name="T1">)</text:span></text:p>
      <text:p text:style-name="P1">func(2) = 3</text:p>
      <text:p text:style-name="P1">func(6) = 21</text:p>
      <text:p text:style-name="P1">2)</text:p>
      <text:p text:style-name="P1">a) if(n==0), essa é a condição de parada da recursão</text:p>
      <text:p text:style-name="P1">b) :)</text:p>
      <text:p text:style-name="P1"/>
      <text:p text:style-name="P2">3) :)</text:p>
      <text:p text:style-name="P2">a)5 trocas</text:p>
      <text:p text:style-name="P2">b) :)</text:p>
      <text:p text:style-name="P3">4)</text:p>
      <text:p text:style-name="P3">b) 1</text:p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2T08:33:23.143000000</meta:creation-date>
    <dc:date>2024-12-02T10:07:05.451000000</dc:date>
    <meta:editing-duration>PT47M5S</meta:editing-duration>
    <meta:editing-cycles>1</meta:editing-cycles>
    <meta:document-statistic meta:table-count="0" meta:image-count="0" meta:object-count="0" meta:page-count="1" meta:paragraph-count="11" meta:word-count="29" meta:character-count="110" meta:non-whitespace-character-count="92"/>
    <meta:generator>LibreOffice/24.8.2.1$Windows_X86_64 LibreOffice_project/0f794b6e29741098670a3b95d60478a65d05ef13</meta:generator>
  </office:meta>
</office:document-meta>
</file>